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A45D70172656BF481D.png" manifest:media-type="image/png"/>
  <manifest:file-entry manifest:full-path="Pictures/1000000000000230000001A45B1AE3A3A1F23550.png" manifest:media-type="image/png"/>
  <manifest:file-entry manifest:full-path="Pictures/1000000000000230000001A47128826CF918B7D6.png" manifest:media-type="image/png"/>
  <manifest:file-entry manifest:full-path="Pictures/1000000000000230000001A4F7503132A17BB576.png" manifest:media-type="image/png"/>
  <manifest:file-entry manifest:full-path="Pictures/1000000000000230000001A48AFD41568961ABD0.png" manifest:media-type="image/png"/>
  <manifest:file-entry manifest:full-path="Pictures/1000000000000230000001A4BD63926B692A6BCE.png" manifest:media-type="image/png"/>
  <manifest:file-entry manifest:full-path="Pictures/1000000000000230000001A4FBDB103DED15AFEE.png" manifest:media-type="image/png"/>
  <manifest:file-entry manifest:full-path="Pictures/1000000000000230000001A4DC48AA0DAD8EF544.png" manifest:media-type="image/png"/>
  <manifest:file-entry manifest:full-path="Pictures/1000000000000230000001A4DB01CF0143B502EC.png" manifest:media-type="image/png"/>
  <manifest:file-entry manifest:full-path="Pictures/1000000000000230000001A4D78A218D2425DF01.png" manifest:media-type="image/png"/>
  <manifest:file-entry manifest:full-path="Pictures/1000000000000230000001A4D03D168DC54A7FBE.png" manifest:media-type="image/png"/>
  <manifest:file-entry manifest:full-path="Pictures/1000000000000230000001A4E88D7518274E2D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16cm" svg:y="-0.582cm" svg:width="12cm" svg:height="8.999cm" draw:z-index="0"><draw:image xlink:href="Pictures/1000000000000230000001A47128826CF918B7D6.png" xlink:type="simple" xlink:show="embed" xlink:actuate="onLoad"/></draw:frame><draw:frame draw:style-name="fr1" draw:name="Image2" text:anchor-type="paragraph" svg:x="14.286cm" svg:y="-0.688cm" svg:width="12cm" svg:height="8.999cm" draw:z-index="1"><draw:image xlink:href="Pictures/1000000000000230000001A48AFD41568961ABD0.png" xlink:type="simple" xlink:show="embed" xlink:actuate="onLoad"/></draw:frame><draw:frame draw:style-name="fr1" draw:name="Image3" text:anchor-type="paragraph" svg:x="7.354cm" svg:y="10.001cm" svg:width="12cm" svg:height="8.999cm" draw:z-index="2"><draw:image xlink:href="Pictures/1000000000000230000001A4BD63926B692A6BCE.png" xlink:type="simple" xlink:show="embed" xlink:actuate="onLoad"/></draw:frame></text:p>
      <text:p text:style-name="P1"><draw:frame draw:style-name="fr1" draw:name="Image4" text:anchor-type="paragraph" svg:x="14.312cm" svg:y="-0.344cm" svg:width="12cm" svg:height="8.999cm" draw:z-index="3"><draw:image xlink:href="Pictures/1000000000000230000001A4DC48AA0DAD8EF544.png" xlink:type="simple" xlink:show="embed" xlink:actuate="onLoad"/></draw:frame><draw:frame draw:style-name="fr1" draw:name="Image5" text:anchor-type="paragraph" svg:x="7.116cm" svg:y="9.895cm" svg:width="12cm" svg:height="8.999cm" draw:z-index="4"><draw:image xlink:href="Pictures/1000000000000230000001A4DB01CF0143B502EC.png" xlink:type="simple" xlink:show="embed" xlink:actuate="onLoad"/></draw:frame><draw:frame draw:style-name="fr1" draw:name="Image6" text:anchor-type="paragraph" svg:x="-0.531cm" svg:y="-0.503cm" svg:width="12cm" svg:height="8.999cm" draw:z-index="5"><draw:image xlink:href="Pictures/1000000000000230000001A45B1AE3A3A1F23550.png" xlink:type="simple" xlink:show="embed" xlink:actuate="onLoad"/></draw:frame></text:p>
      <text:p text:style-name="P1"><draw:frame draw:style-name="fr1" draw:name="Image7" text:anchor-type="paragraph" svg:x="-0.848cm" svg:y="-0.635cm" svg:width="12cm" svg:height="8.999cm" draw:z-index="6"><draw:image xlink:href="Pictures/1000000000000230000001A45D70172656BF481D.png" xlink:type="simple" xlink:show="embed" xlink:actuate="onLoad"/></draw:frame><draw:frame draw:style-name="fr1" draw:name="Image8" text:anchor-type="paragraph" svg:x="14.365cm" svg:y="-0.556cm" svg:width="12cm" svg:height="8.999cm" draw:z-index="7"><draw:image xlink:href="Pictures/1000000000000230000001A4FBDB103DED15AFEE.png" xlink:type="simple" xlink:show="embed" xlink:actuate="onLoad"/></draw:frame><draw:frame draw:style-name="fr1" draw:name="Image9" text:anchor-type="paragraph" svg:x="7.274cm" svg:y="10.001cm" svg:width="12cm" svg:height="8.999cm" draw:z-index="8"><draw:image xlink:href="Pictures/1000000000000230000001A4F7503132A17BB576.png" xlink:type="simple" xlink:show="embed" xlink:actuate="onLoad"/></draw:frame></text:p>
      <text:p text:style-name="P1"><draw:frame draw:style-name="fr1" draw:name="Image10" text:anchor-type="paragraph" svg:x="-0.69cm" svg:y="-0.529cm" svg:width="12cm" svg:height="8.999cm" draw:z-index="9"><draw:image xlink:href="Pictures/1000000000000230000001A4D78A218D2425DF01.png" xlink:type="simple" xlink:show="embed" xlink:actuate="onLoad"/></draw:frame><draw:frame draw:style-name="fr1" draw:name="Image11" text:anchor-type="paragraph" svg:x="14.286cm" svg:y="-0.661cm" svg:width="12cm" svg:height="8.999cm" draw:z-index="10"><draw:image xlink:href="Pictures/1000000000000230000001A4D03D168DC54A7FBE.png" xlink:type="simple" xlink:show="embed" xlink:actuate="onLoad"/></draw:frame><draw:frame draw:style-name="fr1" draw:name="Image12" text:anchor-type="paragraph" svg:x="7.248cm" svg:y="10.001cm" svg:width="12cm" svg:height="8.999cm" draw:z-index="11"><draw:image xlink:href="Pictures/1000000000000230000001A4E88D7518274E2D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6:02:09.975000000</meta:creation-date>
    <dc:date>2017-12-28T16:06:57.418000000</dc:date>
    <meta:editing-duration>PT1M43S</meta:editing-duration>
    <meta:editing-cycles>1</meta:editing-cycles>
    <meta:document-statistic meta:table-count="0" meta:image-count="12" meta:object-count="0" meta:page-count="4" meta:paragraph-count="0" meta:word-count="0" meta:character-count="0" meta:non-whitespace-character-count="0"/>
    <meta:generator>LibreOffice/5.3.0.3$Windows_x86 LibreOffice_project/7074905676c47b82bbcfbea1aeefc84afe1c50e1</meta:generator>
  </office:meta>
</office:document-meta>
</file>